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8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3.88mm" fo:break-before="auto" style:use-optimal-row-height="false"/>
    </style:style>
    <style:style style:name="ro5" style:family="table-row">
      <style:table-row-properties style:row-height="12.7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6" office:value-type="string" calcext:value-type="string">
            <text:p>USER STORIES pour l'application LE BON SANDWICH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API PUBLIQUE</text:p>
          </table:table-cell>
          <table:table-cell table:style-name="ce7"/>
          <table:table-cell table:style-name="ce11" table:number-columns-repeated="2"/>
          <table:table-cell table:style-name="ce7"/>
          <table:table-cell table:style-name="ce19" table:number-columns-repeated="17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tégorie / id</text:p>
          </table:table-cell>
          <table:table-cell table:style-name="ce12" office:value-type="string" calcext:value-type="string">
            <text:p>obtenir 1 ressource de type catégorie 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llection de catégories</text:p>
          </table:table-cell>
          <table:table-cell table:style-name="ce12" office:value-type="string" calcext:value-type="string">
            <text:p>liste des catégories à partir de l'URI collection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essource ingrédient / id</text:p>
          </table:table-cell>
          <table:table-cell table:style-name="ce12" office:value-type="string" calcext:value-type="string">
            <text:p>1 ressource ingrédient à partir de son id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llection d'ingrédients pour 1 catégorie</text:p>
          </table:table-cell>
          <table:table-cell table:style-name="ce12" office:value-type="string" calcext:value-type="string">
            <text:p>liste des ingrédients d'une catégorie : réaliser l'association catégorie-&gt;ingrédient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tégorie d'un ingrédient</text:p>
          </table:table-cell>
          <table:table-cell table:style-name="ce12" office:value-type="string" calcext:value-type="string">
            <text:p>retrouner la catégorie d'un ingrédient comme une ressourc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réer une commande</text:p>
          </table:table-cell>
          <table:table-cell table:style-name="ce12" office:value-type="string" calcext:value-type="string">
            <text:p>créer une commande  : POST sur l'uri commandes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jouter <text:s/>sandwich</text:p>
          </table:table-cell>
          <table:table-cell table:style-name="ce12" office:value-type="string" calcext:value-type="string">
            <text:p>ajouter un sandwich à une commande existante – en accord avec l'état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upprimer sandwich</text:p>
          </table:table-cell>
          <table:table-cell table:style-name="ce12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état d'une commande</text:p>
          </table:table-cell>
          <table:table-cell table:style-name="ce12" office:value-type="string" calcext:value-type="string">
            <text:p>Obtenir l'état d'une commande : date, montant, état d'avancement – paiement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yer une commande</text:p>
          </table:table-cell>
          <table:table-cell table:style-name="ce12" office:value-type="string" calcext:value-type="string">
            <text:p>payer en transmettant des coordonnées bancaires – le montant est vérifié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difier une commande</text:p>
          </table:table-cell>
          <table:table-cell table:style-name="ce12" office:value-type="string" calcext:value-type="string">
            <text:p>modifier une commande existante : date de livraison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Modifier un sandwich</text:p>
          </table:table-cell>
          <table:table-cell table:style-name="ce12" office:value-type="string" calcext:value-type="string">
            <text:p>modifier un sandwich, en accord avec l'état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ontenu d'une commande</text:p>
          </table:table-cell>
          <table:table-cell table:style-name="ce12" office:value-type="string" calcext:value-type="string">
            <text:p>obtenir une description complète du contenu d'une commande : liste des <text:s/>sandwichs avec les tarifs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facture</text:p>
          </table:table-cell>
          <table:table-cell table:style-name="ce12" office:value-type="string" calcext:value-type="string">
            <text:p>obtenir une facture pour une commande livré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supprimer une commande</text:p>
          </table:table-cell>
          <table:table-cell table:style-name="ce12" office:value-type="string" calcext:value-type="string">
            <text:p>supprimer une commande qui n'a pas encore été payée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5" office:value-type="string" calcext:value-type="string">
            <text:p>STORIES CONCERNANT l'API PRIVEE</text:p>
          </table:table-cell>
          <table:table-cell table:style-name="ce8"/>
          <table:table-cell table:style-name="ce14" table:number-columns-repeated="2"/>
          <table:table-cell table:style-name="ce8"/>
          <table:table-cell table:style-name="ce20" table:number-columns-repeated="17"/>
          <table:table-cell table:style-name="ce21" table:number-columns-repeated="1002"/>
        </table:table-row>
        <table:table-row table:style-name="ro1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 des commandes</text:p>
          </table:table-cell>
          <table:table-cell table:style-name="ce12" office:value-type="string" calcext:value-type="string">
            <text:p>liste complète des commandes , triée par date de livraison et ordre de création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gination de liste de commandes</text:p>
          </table:table-cell>
          <table:table-cell table:style-name="ce12" office:value-type="string" calcext:value-type="string">
            <text:p>liste <text:s/>des commandes , avec pagination – offset et limit passés dans l'uri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filtrage de commande</text:p>
          </table:table-cell>
          <table:table-cell table:style-name="ce12" office:value-type="string" calcext:value-type="string">
            <text:p>liste <text:s/>des commandes , avec filtrage sur l'état et sur la date de livraison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ne commande</text:p>
          </table:table-cell>
          <table:table-cell table:style-name="ce12" office:value-type="string" calcext:value-type="string">
            <text:p>accès au détail complet d'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hangement d'état</text:p>
          </table:table-cell>
          <table:table-cell table:style-name="ce12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 table:style-name="ce1" table:formula="of:=SUM([.E26:.E30])" office:value-type="string" office:string-value="15" calcext:value-type="string">
            <text:p>15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extension "carte de fidélité"</text:p>
          </table:table-cell>
          <table:table-cell table:style-name="ce9"/>
          <table:table-cell table:style-name="ce15" table:number-columns-repeated="2"/>
          <table:table-cell table:style-name="ce9"/>
          <table:table-cell table:style-name="ce20" table:number-columns-repeated="17"/>
          <table:table-cell table:style-name="ce21" table:number-columns-repeated="1002"/>
        </table:table-row>
        <table:table-row table:style-name="ro1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utiliser sa carte de fidélité : lire le montant et récupérer 1 token</text:p>
          </table:table-cell>
          <table:table-cell table:style-name="ce12" office:value-type="string" calcext:value-type="string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number-columns-repeated="17"/>
          <table:table-cell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Payer avec carte fidélité</text:p>
          </table:table-cell>
          <table:table-cell table:style-name="ce12" office:value-type="string" calcext:value-type="string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créer sa carte de fidélité</text:p>
          </table:table-cell>
          <table:table-cell table:style-name="ce12" office:value-type="string" calcext:value-type="string">
            <text:p>créer une carte de fidélité – retourne un identifiant de carte 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number-columns-repeated="17"/>
          <table:table-cell table:number-columns-repeated="1002"/>
        </table:table-row>
        <table:table-row table:style-name="ro1" table:number-rows-repeated="3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E BACKEND DE GESTION</text:p>
          </table:table-cell>
          <table:table-cell table:style-name="ce9"/>
          <table:table-cell table:style-name="ce15" table:number-columns-repeated="2"/>
          <table:table-cell table:style-name="ce9"/>
          <table:table-cell table:style-name="ce20" table:number-columns-repeated="17"/>
          <table:table-cell table:style-name="ce21" table:number-columns-repeated="1002"/>
        </table:table-row>
        <table:table-row table:style-name="ro1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r les ingrédients</text:p>
          </table:table-cell>
          <table:table-cell table:style-name="ce12" office:value-type="string" calcext:value-type="string">
            <text:p>lister les ingrédients 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upprimer un ingrédient</text:p>
          </table:table-cell>
          <table:table-cell table:style-name="ce12" office:value-type="string" calcext:value-type="string">
            <text:p>supprimer 1 ingrédient dans la list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jouter un ingrédient</text:p>
          </table:table-cell>
          <table:table-cell table:style-name="ce12" office:value-type="string" calcext:value-type="string">
            <text:p>ajouter un ingrédient, indiquer sa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modifier une taille de sandwich</text:p>
          </table:table-cell>
          <table:table-cell table:style-name="ce12" office:value-type="string" calcext:value-type="string">
            <text:p>modifier la description, le nom ou le prix d'une taille de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'authentifier comme staff gestionnaire</text:p>
          </table:table-cell>
          <table:table-cell table:style-name="ce12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obtenir un TDB </text:p>
          </table:table-cell>
          <table:table-cell table:style-name="ce12" office:value-type="string" calcext:value-type="string">
            <text:p>nbre de commandes + C.A. journée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3"/>
          <table:table-cell table:style-name="ce17" office:value-type="string" calcext:value-type="string">
            <text:p>TOTAL points : </text:p>
          </table:table-cell>
          <table:table-cell table:style-name="ce1" table:formula="of:=SUM([.E43:.E48])+SUM([.E35:.E37])+SUM([.E26:.E30])+SUM([.E7:.E21])" office:value-type="float" office:value="100" calcext:value-type="float">
            <text:p>100</text:p>
          </table:table-cell>
          <table:table-cell table:style-name="ce10" table:number-columns-repeated="17"/>
          <table:table-cell table:number-columns-repeated="1002"/>
        </table:table-row>
        <table:table-row table:style-name="ro1" table:number-rows-repeated="940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5:53:00.3289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dc:date>2016-11-28T16:20:21.847239000</dc:date>
    <meta:editing-duration>PT55M35S</meta:editing-duration>
    <meta:editing-cycles>5</meta:editing-cycles>
    <meta:document-statistic meta:table-count="1" meta:cell-count="170" meta:object-count="0"/>
  </office:meta>
</office:document-meta>
</file>